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6e37" officeooo:paragraph-rsid="00196e37"/>
    </style:style>
    <style:style style:name="P2" style:family="paragraph" style:parent-style-name="Standard" style:list-style-name="L2">
      <style:text-properties officeooo:rsid="00196e37" officeooo:paragraph-rsid="00196e37"/>
    </style:style>
    <style:style style:name="P3" style:family="paragraph" style:parent-style-name="Standard">
      <style:text-properties fo:font-size="14pt" officeooo:rsid="00196e37" officeooo:paragraph-rsid="00196e37" style:font-size-asian="14pt" style:font-size-complex="14pt"/>
    </style:style>
    <style:style style:name="P4" style:family="paragraph" style:parent-style-name="Standard">
      <style:text-properties officeooo:rsid="0019b762" officeooo:paragraph-rsid="0019b762"/>
    </style:style>
    <style:style style:name="P5" style:family="paragraph" style:parent-style-name="Standard">
      <style:text-properties style:text-underline-style="solid" style:text-underline-width="auto" style:text-underline-color="font-color" officeooo:rsid="00196e37" officeooo:paragraph-rsid="00196e37"/>
    </style:style>
    <style:style style:name="P6" style:family="paragraph" style:parent-style-name="Standard">
      <style:text-properties style:text-underline-style="solid" style:text-underline-width="auto" style:text-underline-color="font-color" officeooo:rsid="0019b762" officeooo:paragraph-rsid="0019b762"/>
    </style:style>
    <style:style style:name="P7" style:family="paragraph" style:parent-style-name="Standard">
      <style:text-properties style:text-underline-style="solid" style:text-underline-width="auto" style:text-underline-color="font-color" officeooo:rsid="001d21a8" officeooo:paragraph-rsid="001d21a8"/>
    </style:style>
    <style:style style:name="P8" style:family="paragraph" style:parent-style-name="Standard">
      <style:text-properties style:text-underline-style="none" officeooo:rsid="001d21a8" officeooo:paragraph-rsid="001d21a8"/>
    </style:style>
    <style:style style:name="P9" style:family="paragraph" style:parent-style-name="Standard">
      <style:text-properties style:text-underline-style="none" officeooo:rsid="001d66b3" officeooo:paragraph-rsid="001d66b3"/>
    </style:style>
    <style:style style:name="P10" style:family="paragraph" style:parent-style-name="Standard">
      <style:text-properties style:text-underline-style="none" officeooo:rsid="00209548" officeooo:paragraph-rsid="00209548"/>
    </style:style>
    <style:style style:name="P11" style:family="paragraph" style:parent-style-name="Standard">
      <style:text-properties style:text-underline-style="none" officeooo:rsid="00236912" officeooo:paragraph-rsid="00236912"/>
    </style:style>
    <style:style style:name="P12" style:family="paragraph" style:parent-style-name="Standard">
      <style:text-properties officeooo:rsid="001d030b" officeooo:paragraph-rsid="001d030b"/>
    </style:style>
    <style:style style:name="P13" style:family="paragraph" style:parent-style-name="Standard" style:list-style-name="L3">
      <style:text-properties officeooo:rsid="001d030b" officeooo:paragraph-rsid="001d030b"/>
    </style:style>
    <style:style style:name="P14" style:family="paragraph" style:parent-style-name="Standard">
      <style:text-properties officeooo:rsid="001d21a8" officeooo:paragraph-rsid="001d21a8"/>
    </style:style>
    <style:style style:name="P15" style:family="paragraph" style:parent-style-name="Standard" style:list-style-name="L4">
      <style:text-properties officeooo:paragraph-rsid="00236912"/>
    </style:style>
    <style:style style:name="P16" style:family="paragraph" style:parent-style-name="Standard" style:list-style-name="L4">
      <style:text-properties officeooo:paragraph-rsid="002734fa"/>
    </style:style>
    <style:style style:name="P17" style:family="paragraph" style:parent-style-name="Standard" style:list-style-name="L2">
      <style:text-properties officeooo:rsid="00236912" officeooo:paragraph-rsid="00236912"/>
    </style:style>
    <style:style style:name="P18" style:family="paragraph" style:parent-style-name="Standard" style:list-style-name="L2">
      <style:text-properties officeooo:rsid="002377a2" officeooo:paragraph-rsid="002377a2"/>
    </style:style>
    <style:style style:name="P19" style:family="paragraph" style:parent-style-name="Standard">
      <style:text-properties officeooo:rsid="00237ffa" officeooo:paragraph-rsid="00237ffa"/>
    </style:style>
    <style:style style:name="P20" style:family="paragraph" style:parent-style-name="Standard" style:list-style-name="L7">
      <style:paragraph-properties fo:text-align="start" style:justify-single-word="false"/>
      <style:text-properties officeooo:paragraph-rsid="00209548"/>
    </style:style>
    <style:style style:name="P21" style:family="paragraph" style:parent-style-name="Standard" style:list-style-name="L4">
      <style:text-properties officeooo:rsid="002734fa" officeooo:paragraph-rsid="002734fa"/>
    </style:style>
    <style:style style:name="P22" style:family="paragraph" style:parent-style-name="Text_20_body" style:list-style-name="L7">
      <style:paragraph-properties fo:text-align="start" style:justify-single-word="false"/>
      <style:text-properties officeooo:paragraph-rsid="00209548" loext:padding-left="0in" loext:padding-right="0in" loext:padding-top="0.0193in" loext:padding-bottom="0in" loext:border-left="none" loext:border-right="none" loext:border-top="0.06pt solid #ffffff" loext:border-bottom="none"/>
    </style:style>
    <style:style style:name="P23" style:family="paragraph" style:parent-style-name="Text_20_body" style:list-style-name="L7">
      <style:paragraph-properties fo:text-align="start" style:justify-single-word="false"/>
      <style:text-properties officeooo:rsid="00226d4b" officeooo:paragraph-rsid="00226d4b"/>
    </style:style>
    <style:style style:name="P24" style:family="paragraph" style:parent-style-name="Text_20_body" style:list-style-name="L4">
      <style:text-properties officeooo:paragraph-rsid="002734fa"/>
    </style:style>
    <style:style style:name="P25" style:family="paragraph" style:parent-style-name="Text_20_body" style:list-style-name="L7">
      <style:paragraph-properties fo:text-align="start" style:justify-single-word="false"/>
      <style:text-properties officeooo:paragraph-rsid="00209548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" officeooo:rsid="0019b762" style:font-name-asian="Liberation Serif" style:font-name-complex="Liberation Serif"/>
    </style:style>
    <style:style style:name="T3" style:family="text">
      <style:text-properties style:font-name="Liberation Serif" officeooo:rsid="002377a2" style:font-name-asian="Liberation Serif" style:font-name-complex="Liberation Serif"/>
    </style:style>
    <style:style style:name="T4" style:family="text">
      <style:text-properties style:font-name="Liberation Serif" style:text-underline-style="none" style:font-name-asian="Liberation Serif" style:font-name-complex="Liberation Serif"/>
    </style:style>
    <style:style style:name="T5" style:family="text">
      <style:text-properties style:font-name="Liberation Serif1" style:font-name-asian="Noto Serif CJK SC" style:font-name-complex="Lohit Devanagari1"/>
    </style:style>
    <style:style style:name="T6" style:family="text">
      <style:text-properties style:font-name="Liberation Serif1" officeooo:rsid="0019b762" style:font-name-asian="Noto Serif CJK SC" style:font-name-complex="Lohit Devanagari1"/>
    </style:style>
    <style:style style:name="T7" style:family="text">
      <style:text-properties style:font-name="Liberation Serif1" officeooo:rsid="00236912" style:font-name-asian="Noto Serif CJK SC" style:font-name-complex="Lohit Devanagari1"/>
    </style:style>
    <style:style style:name="T8" style:family="text">
      <style:text-properties style:font-name="Liberation Serif1" officeooo:rsid="002377a2" style:font-name-asian="Noto Serif CJK SC" style:font-name-complex="Lohit Devanagari1"/>
    </style:style>
    <style:style style:name="T9" style:family="text">
      <style:text-properties style:font-name="Liberation Serif1" officeooo:rsid="00254319" style:font-name-asian="Noto Serif CJK SC" style:font-name-complex="Lohit Devanagari1"/>
    </style:style>
    <style:style style:name="T10" style:family="text">
      <style:text-properties style:font-name="Liberation Serif1" style:text-underline-style="none" style:font-name-asian="Noto Serif CJK SC" style:font-name-complex="Lohit Devanagari1"/>
    </style:style>
    <style:style style:name="T11" style:family="text">
      <style:text-properties style:font-name="Liberation Serif1" fo:font-style="normal" style:font-name-asian="Noto Serif CJK SC" style:font-style-asian="normal" style:font-name-complex="Lohit Devanagari1" style:font-style-complex="normal"/>
    </style:style>
    <style:style style:name="T12" style:family="text">
      <style:text-properties style:font-name="Liberation Serif1" style:text-underline-style="solid" style:text-underline-width="auto" style:text-underline-color="font-color" style:font-name-asian="Noto Serif CJK SC" style:font-name-complex="Lohit Devanagari1"/>
    </style:style>
    <style:style style:name="T13" style:family="text">
      <style:text-properties style:font-name="Liberation Serif1" style:text-underline-style="solid" style:text-underline-width="auto" style:text-underline-color="font-color" officeooo:rsid="001e0d81" style:font-name-asian="Noto Serif CJK SC" style:font-name-complex="Lohit Devanagari1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209548"/>
    </style:style>
    <style:style style:name="T16" style:family="text">
      <style:text-properties style:text-underline-style="none" officeooo:rsid="00236912"/>
    </style:style>
    <style:style style:name="T17" style:family="text">
      <style:text-properties style:text-underline-style="none" officeooo:rsid="002734fa"/>
    </style:style>
    <style:style style:name="T18" style:family="text">
      <style:text-properties officeooo:rsid="001d66b3"/>
    </style:style>
    <style:style style:name="T19" style:family="text">
      <style:text-properties officeooo:rsid="00209548"/>
    </style:style>
    <style:style style:name="T20" style:family="text">
      <style:text-properties officeooo:rsid="00226d4b"/>
    </style:style>
    <style:style style:name="T21" style:family="text">
      <style:text-properties officeooo:rsid="00226d4b" loext:padding-left="0in" loext:padding-right="0in" loext:padding-top="0.0193in" loext:padding-bottom="0in" loext:border-left="none" loext:border-right="none" loext:border-top="0.06pt solid #ffffff" loext:border-bottom="none"/>
    </style:style>
    <style:style style:name="T22" style:family="text">
      <style:text-properties loext:padding-left="0in" loext:padding-right="0in" loext:padding-top="0.0193in" loext:padding-bottom="0in" loext:border-left="none" loext:border-right="none" loext:border-top="0.06pt solid #ffffff" loext:border-bottom="none"/>
    </style:style>
    <style:style style:name="T23" style:family="text">
      <style:text-properties officeooo:rsid="00236912"/>
    </style:style>
    <style:style style:name="T24" style:family="text">
      <style:text-properties officeooo:rsid="00236912" loext:padding-left="0in" loext:padding-right="0in" loext:padding-top="0.0193in" loext:padding-bottom="0in" loext:border-left="none" loext:border-right="none" loext:border-top="0.06pt solid #ffffff" loext:border-bottom="none"/>
    </style:style>
    <style:style style:name="T25" style:family="text">
      <style:text-properties officeooo:rsid="002377a2"/>
    </style:style>
    <style:style style:name="T26" style:family="text">
      <style:text-properties officeooo:rsid="002734fa" loext:padding-left="0in" loext:padding-right="0in" loext:padding-top="0.0193in" loext:padding-bottom="0in" loext:border-left="none" loext:border-right="none" loext:border-top="0.06pt solid #ffffff" loext:border-bottom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ductbeschrijving</text:p>
      <text:p text:style-name="P1"/>
      <text:p text:style-name="P5"/>
      <text:p text:style-name="P6"><text:span text:style-name="T18">Over d</text:span>e <text:span text:style-name="T19">ansichtkaarten</text:span> </text:p>
      <text:p text:style-name="P10">Dit is een ansichtkaarten setje van 5 ansichtkaarten bedrukt met 5 verschillende illustraties. </text:p>
      <text:p text:style-name="P10"><text:span text:style-name="T20">Illustratie b</text:span>eschrijving van de 5 <text:span text:style-name="T20">ansichtkaarten</text:span> van links naar rechts, van boven naar beneden</text:p>
      <text:list xml:id="list1104163751" text:style-name="L7">
        <text:list-item>
          <text:p text:style-name="P20"><text:span text:style-name="T15">Harteboom - </text:span>pastelkrijttekening op pastelpapier<text:tab/><text:tab/><text:tab/><text:tab/>24 x 32 cm</text:p>
          <text:p text:style-name="P20"/>
        </text:list-item>
        <text:list-item>
          <text:p text:style-name="P25"><text:span text:style-name="T22">Dolfijn Zwemmen - pastelkrijt</text:span><text:span text:style-name="T21">t</text:span><text:span text:style-name="T22">ekening op papier<text:tab/><text:tab/><text:tab/><text:tab/></text:span><text:span text:style-name="T26">21 x 29,7 cm</text:span></text:p>
        </text:list-item>
        <text:list-item>
          <text:p text:style-name="P22">Communicatie met zeemeermin - pastelkrijttekening op pastelpapier<text:tab/>21 x 29,7 cm </text:p>
        </text:list-item>
        <text:list-item>
          <text:p text:style-name="P22">Rode Boom - Acryl op canvas <text:tab/><text:tab/><text:tab/><text:tab/><text:tab/><text:tab/>40 x 60 cm.</text:p>
        </text:list-item>
        <text:list-item>
          <text:p text:style-name="P23">Dream – gemengde techniek: <text:tab/><text:tab/><text:tab/><text:tab/><text:tab/><text:tab/>21 x 29,7 cm</text:p>
          <text:p text:style-name="P23">uitsnede van tekening van het meisje met paard op pvc over een achtergrond van pastelkrijt<text:span text:style-name="T23">tekening van</text:span> landschap. </text:p>
        </text:list-item>
      </text:list>
      <text:p text:style-name="P6"/>
      <text:p text:style-name="P5">Productkenmerken</text:p>
      <text:p text:style-name="P9">De <text:span text:style-name="T23">5 ansichtkaarten zijn </text:span>te verkrijgen <text:span text:style-name="T23">als setje van 5 stuks. </text:span></text:p>
      <text:p text:style-name="P11">Losse ansichtkaarten zijn verkrijgbaar <text:span text:style-name="T25">bij </text:span>een andere bestelling</text:p>
      <text:list xml:id="list1776325462" text:style-name="L2">
        <text:list-item>
          <text:p text:style-name="P2"><text:span text:style-name="T23">Setje van 5 stuks</text:span><text:tab/><text:tab/><text:tab/><text:tab/><text:tab/><text:tab/><text:span text:style-name="T2">€</text:span><text:span text:style-name="T6"> </text:span><text:span text:style-name="T7">10</text:span></text:p>
        </text:list-item>
        <text:list-item>
          <text:p text:style-name="P17"><text:span text:style-name="T5">Ansichtkaart Harteboom<text:tab/><text:tab/><text:tab/><text:tab/><text:tab/></text:span><text:span text:style-name="T1">€</text:span><text:span text:style-name="T5"> 2,50</text:span></text:p>
        </text:list-item>
        <text:list-item>
          <text:p text:style-name="P17"><text:span text:style-name="T5">Ansichtkaart </text:span><text:span text:style-name="T8">Dolfijnzwemmen<text:tab/><text:tab/><text:tab/><text:tab/></text:span><text:span text:style-name="T3">€</text:span><text:span text:style-name="T8"> 2,50</text:span></text:p>
        </text:list-item>
        <text:list-item>
          <text:p text:style-name="P18"><text:span text:style-name="T5">Ansichtkaart Communicatie met zeemeermin<text:tab/><text:tab/></text:span><text:span text:style-name="T1">€</text:span><text:span text:style-name="T5"> 2,50</text:span></text:p>
        </text:list-item>
        <text:list-item>
          <text:p text:style-name="P18"><text:span text:style-name="T5">Ansichtkaart Rode boom<text:tab/><text:tab/><text:tab/><text:tab/><text:tab/></text:span><text:span text:style-name="T1">€</text:span><text:span text:style-name="T5"> 2,50</text:span></text:p>
        </text:list-item>
        <text:list-item>
          <text:p text:style-name="P18"><text:span text:style-name="T5">Ansichtkaart Dream<text:tab/><text:tab/><text:tab/><text:tab/><text:tab/><text:tab/></text:span><text:span text:style-name="T4">€</text:span><text:span text:style-name="T10"> 2,50</text:span></text:p>
        </text:list-item>
      </text:list>
      <text:p text:style-name="P4"/>
      <text:p text:style-name="P4"><text:span text:style-name="T5"/></text:p>
      <text:p text:style-name="P7"><text:span text:style-name="T5">Productonderdelen</text:span></text:p>
      <text:list xml:id="list2738116948" text:style-name="L4">
        <text:list-item>
          <text:p text:style-name="P15"><text:span text:style-name="T16">Ansichtkaart </text:span><text:span text:style-name="T15">Harteboom</text:span></text:p>
        </text:list-item>
        <text:list-item>
          <text:p text:style-name="P16"><text:span text:style-name="T15">A</text:span><text:span text:style-name="T17">nsichtkaart Dolfijn zwemmen</text:span></text:p>
        </text:list-item>
        <text:list-item>
          <text:p text:style-name="P16"><text:span text:style-name="T24">Ansichtkaart </text:span><text:span text:style-name="T22">Communicatie met zeemeermin </text:span></text:p>
        </text:list-item>
        <text:list-item>
          <text:p text:style-name="P21">Ansichtkaart Rode Boom</text:p>
        </text:list-item>
        <text:list-item>
          <text:p text:style-name="P24"><text:span text:style-name="T26">Ansichtkaart Dream </text:span></text:p>
        </text:list-item>
      </text:list>
      <text:p text:style-name="P7"><text:span text:style-name="T5"/></text:p>
      <text:p text:style-name="P7"><text:span text:style-name="T5">Materiaal omschrijving</text:span></text:p>
      <text:p text:style-name="P8"><text:span text:style-name="T5"/></text:p>
      <text:p text:style-name="P19"><text:span text:style-name="T5">De ansichtkaarten zijn gedrukt met </text:span></text:p>
      <text:p text:style-name="P19"><text:span text:style-name="T11">Ecolabel</text:span><text:span text:style-name="T5"><text:tab/><text:tab/><text:tab/><text:tab/><text:tab/><text:tab/><text:tab/>landbouwafval</text:span></text:p>
      <text:p text:style-name="P19"><text:span text:style-name="T5">Formaat<text:tab/><text:tab/><text:tab/><text:tab/><text:tab/><text:tab/><text:tab/>A6 (105 x 148 mm)</text:span></text:p>
      <text:p text:style-name="P19"><text:span text:style-name="T5">Papiersoort <text:tab/><text:tab/><text:tab/><text:tab/><text:tab/><text:tab/><text:tab/>PaperWise eenzijdig sulfaat karton</text:span></text:p>
      <text:p text:style-name="P19"><text:span text:style-name="T5">Gewicht<text:tab/><text:tab/><text:tab/><text:tab/><text:tab/><text:tab/><text:tab/>350 grams</text:span></text:p>
      <text:p text:style-name="P19"><text:span text:style-name="T5">Laminaat<text:tab/><text:tab/><text:tab/><text:tab/><text:tab/><text:tab/><text:tab/>ongelamineerd / ongelakt</text:span></text:p>
      <text:p text:style-name="P19"><text:span text:style-name="T5"/></text:p>
      <text:p text:style-name="P19"><text:span text:style-name="T5"/></text:p>
      <text:p text:style-name="P4"><text:span text:style-name="T13">Producta</text:span><text:span text:style-name="T12">fmetingen</text:span></text:p>
      <text:list xml:id="list1585371518" text:style-name="L3">
        <text:list-item>
          <text:p text:style-name="P13"><text:span text:style-name="T8">Ansichtkaart</text:span><text:span text:style-name="T5"><text:tab/><text:tab/><text:tab/><text:tab/><text:tab/><text:tab/></text:span><text:span text:style-name="T9">A6 (</text:span><text:span text:style-name="T8">105 x 148 mm</text:span><text:span text:style-name="T9">)</text:span><text:span text:style-name="T5"><text:tab/><text:tab/><text:tab/><text:tab/><text:tab/><text:tab/><text:tab/><text:tab/><text:tab/><text:tab/><text:tab/><text:tab/><text:tab/></text:span></text:p>
        </text:list-item>
      </text:list>
      <text:p text:style-name="P12"><text:span text:style-name="T5"/></text:p>
      <text:p text:style-name="P12"><text:soft-page-break/><text:span text:style-name="T5"/></text:p>
      <text:p text:style-name="P14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6T12:41:06.991729468</meta:creation-date>
    <dc:date>2023-08-06T15:54:10.056717376</dc:date>
    <meta:editing-duration>PT47M2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35" meta:word-count="212" meta:character-count="1452" meta:non-whitespace-character-count="1195"/>
  </office:meta>
</office:document-meta>
</file>